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Unaware of the enemy's plan, the Shinigami
girl had drunk copious amounts of tea
along with the deadly Dragonsbane.</text:p>
          </table:table-cell>
          <table:table-cell table:number-columns-repeated="1020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style-name="ce0"/>
          <table:table-cell table:style-name="ce0"/>
          <table:table-cell table:style-name="ce0" office:value-type="string">
            <text:p>\C[6]It had all rushed through her body like a
torrent, driven by her powerful metabolism,
and was soon gathering in the slender girl's
lower abdomen.</text:p>
          </table:table-cell>
          <table:table-cell table:number-columns-repeated="1020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style-name="ce0"/>
          <table:table-cell table:style-name="ce0"/>
          <table:table-cell table:style-name="ce0" office:value-type="string">
            <text:p>\C[6]Each of her bodies had only one tank for
storing her pee.</text:p>
          </table:table-cell>
          <table:table-cell table:number-columns-repeated="1020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style-name="ce0"/>
          <table:table-cell table:style-name="ce0"/>
          <table:table-cell table:style-name="ce0" office:value-type="string">
            <text:p>\C[6]Naturally, it is impossible for anyone to hold
their pee in forever, and this girl was no
exception.</text:p>
          </table:table-cell>
          <table:table-cell table:number-columns-repeated="1020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style-name="ce0"/>
          <table:table-cell table:style-name="ce0"/>
          <table:table-cell table:style-name="ce0" office:value-type="string">
            <text:p>\C[6]While her bladder continued to inflate at
ten times the normal speed, it was her
newfound sense of shame and the enemies
that surrounded her that kept her going.</text:p>
          </table:table-cell>
          <table:table-cell table:number-columns-repeated="1020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style-name="ce0"/>
          <table:table-cell table:style-name="ce0"/>
          <table:table-cell table:style-name="ce0" office:value-type="string">
            <text:p>\C[6]But here, in the face of an impending attack
from her assailants, an unbelievable string of
words came from her lip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W..............Wait..........!</text:p>
          </table:table-cell>
          <table:table-cell table:number-columns-repeated="1020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style-name="ce0"/>
          <table:table-cell table:style-name="ce0"/>
          <table:table-cell table:style-name="ce0" office:value-type="string">
            <text:p>Uh............Umm...............Umm............
.....I.................................. /////</text:p>
          </table:table-cell>
          <table:table-cell table:number-columns-repeated="1020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style-name="ce0"/>
          <table:table-cell table:style-name="ce0"/>
          <table:table-cell table:style-name="ce0" office:value-type="string">
            <text:p>..........First, I.......... oh..... oh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Let........
...............Let me...........................
.............................. p-pee...........
...... please....................... ///////////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っ////）</text:p>
          </table:table-cell>
          <table:table-cell table:style-name="ce0"/>
          <table:table-cell table:style-name="ce0"/>
          <table:table-cell table:style-name="ce0" office:value-type="string">
            <text:p>*wriggle* *wriggle* *wriggle* ////</text:p>
          </table:table-cell>
          <table:table-cell table:number-columns-repeated="1020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Reinforcements
“.......................................”</text:p>
          </table:table-cell>
          <table:table-cell table:number-columns-repeated="1020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style-name="ce0"/>
          <table:table-cell table:style-name="ce0"/>
          <table:table-cell table:style-name="ce0" office:value-type="string">
            <text:p>Reinforcements
“............WHAAAAAAT?!?!”</text:p>
          </table:table-cell>
          <table:table-cell table:number-columns-repeated="1020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n a surprising twist of fate, the girl turned to
the Shinigami hoard and confessed her need
to pee.</text:p>
          </table:table-cell>
          <table:table-cell table:number-columns-repeated="1020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style-name="ce0"/>
          <table:table-cell table:style-name="ce0"/>
          <table:table-cell table:style-name="ce0" office:value-type="string">
            <text:p>\C[6]Was it that her rapidly increasing urge to
pee caused her to panic, and she didn't
have the time to make a cool decision?</text:p>
          </table:table-cell>
          <table:table-cell table:number-columns-repeated="1020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style-name="ce0"/>
          <table:table-cell table:style-name="ce0"/>
          <table:table-cell table:style-name="ce0" office:value-type="string">
            <text:p>\C[6]Or was it that she had lived a life free of
grudges and resentment? Perhaps it was a
pure and innocent plea that went beyond
the concept of friend and foe.</text:p>
          </table:table-cell>
          <table:table-cell table:number-columns-repeated="1020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style-name="ce0"/>
          <table:table-cell table:style-name="ce0"/>
          <table:table-cell table:style-name="ce0" office:value-type="string">
            <text:p>\C[6]No matter the case, in that moment, everyone
in that place became aware of the lakes of
hot, hot pee accumulated within her belly.</text:p>
          </table:table-cell>
          <table:table-cell table:number-columns-repeated="1020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style-name="ce0"/>
          <table:table-cell table:style-name="ce0"/>
          <table:table-cell table:style-name="ce0" office:value-type="string">
            <text:p>Reinforcement 1
“This bitch... she's been fightin' while bustin'
to piss this whole time!!”</text:p>
          </table:table-cell>
          <table:table-cell table:number-columns-repeated="1020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style-name="ce0"/>
          <table:table-cell table:style-name="ce0"/>
          <table:table-cell table:style-name="ce0" office:value-type="string">
            <text:p>Reinforcement 2
“I thought her fighting moves were a little
fidgety...”</text:p>
          </table:table-cell>
          <table:table-cell table:number-columns-repeated="1020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style-name="ce0"/>
          <table:table-cell table:style-name="ce0"/>
          <table:table-cell table:style-name="ce0" office:value-type="string">
            <text:p>Reinforcement 3
“Hahaha... ahahahahahah!! So that's it!
You're about to piss yourself!!
Ahahahahah!!”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wiggle* *wiggle* *wiggle* *wiggle*
*twist* *twist* *twist* *twist* ////</text:p>
          </table:table-cell>
          <table:table-cell table:number-columns-repeated="1020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style-name="ce0"/>
          <table:table-cell table:style-name="ce0"/>
          <table:table-cell table:style-name="ce0" office:value-type="string">
            <text:p>Ooooooh.................................. //////
................Oooooooooh............ /////////</text:p>
          </table:table-cell>
          <table:table-cell table:number-columns-repeated="1020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girl's face shone an even brighter red
as she let out a moan, feeling as though she
was being engulfed in a great lake of shame.</text:p>
          </table:table-cell>
          <table:table-cell table:number-columns-repeated="1020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style-name="ce0"/>
          <table:table-cell table:style-name="ce0"/>
          <table:table-cell table:style-name="ce0" office:value-type="string">
            <text:p>\C[6]Thought it was by her own confession, everyone
now knew that she was struggling to prevent
a fountain of pee from springing out
from between her legs.</text:p>
          </table:table-cell>
          <table:table-cell table:number-columns-repeated="1020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style-name="ce0"/>
          <table:table-cell table:style-name="ce0"/>
          <table:table-cell table:style-name="ce0" office:value-type="string">
            <text:p>\C[6]Urination—a physiological phenomenon that girls
of her age prefer to keep to themselves.</text:p>
          </table:table-cell>
          <table:table-cell table:number-columns-repeated="1020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style-name="ce0"/>
          <table:table-cell table:style-name="ce0"/>
          <table:table-cell table:style-name="ce0" office:value-type="string">
            <text:p>\C[6]It's an experience that everybody is familiar
with, and just imagining it is embarrassing.</text:p>
          </table:table-cell>
          <table:table-cell table:number-columns-repeated="1020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style-name="ce0"/>
          <table:table-cell table:style-name="ce0"/>
          <table:table-cell table:style-name="ce0" office:value-type="string">
            <text:p>\C[6]It was only after she had signed her own
death warrant that she came to realize the
cold truth.</text:p>
          </table:table-cell>
          <table:table-cell table:number-columns-repeated="1020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style-name="ce0"/>
          <table:table-cell table:style-name="ce0"/>
          <table:table-cell table:style-name="ce0" office:value-type="string">
            <text:p>Reinforcement 5
“Uraaaaaaaaaaagh!! Tch, missed...!!”</text:p>
          </table:table-cell>
          <table:table-cell table:number-columns-repeated="1020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Nfuu.................! Uuu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shaky footwork, and just in the nick of
time, the girl successfully evaded the
Shinigami's surprise attack.</text:p>
          </table:table-cell>
          <table:table-cell table:number-columns-repeated="1020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style-name="ce0"/>
          <table:table-cell table:style-name="ce0"/>
          <table:table-cell table:style-name="ce0" office:value-type="string">
            <text:p>\C[6]Her eyes reflected a color of despair at the
fact that her plea would go unanswered.</text:p>
          </table:table-cell>
          <table:table-cell table:number-columns-repeated="1020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style-name="ce0"/>
          <table:table-cell table:style-name="ce0"/>
          <table:table-cell table:style-name="ce0" office:value-type="string">
            <text:p>\C[6]After all, how many of them could possibly have
accepted her honest confession and allowed
her time to urinate?</text:p>
          </table:table-cell>
          <table:table-cell table:number-columns-repeated="1020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style-name="ce0"/>
          <table:table-cell table:style-name="ce0"/>
          <table:table-cell table:style-name="ce0" office:value-type="string">
            <text:p>\C[6]Even among the small numbers of Shinigami,
it would be unreasonable to say that there
weren't any chivalrous individuals out
there who'd conced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style-name="ce0"/>
          <table:table-cell table:style-name="ce0"/>
          <table:table-cell table:style-name="ce0" office:value-type="string">
            <text:p>\C[6]But, out of these Shinigami, who had lured
the girl here, poisoned her, and trapped
her, every single one was laughing at
her miserable, desperate state.</text:p>
          </table:table-cell>
          <table:table-cell table:number-columns-repeated="1020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style-name="ce0"/>
          <table:table-cell table:style-name="ce0"/>
          <table:table-cell table:style-name="ce0" office:value-type="string">
            <text:p>\C[6]They were just about to pull back, when this
golden opportunity presented itself.</text:p>
          </table:table-cell>
          <table:table-cell table:number-columns-repeated="1020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style-name="ce0"/>
          <table:table-cell table:style-name="ce0"/>
          <table:table-cell table:style-name="ce0" office:value-type="string">
            <text:p>\C[6]Like a predator meaning to feast on a fallen
bird without its wings, they relentlessly
closed in on the girl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W..................Wait..............
...................Please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style-name="ce0"/>
          <table:table-cell table:style-name="ce0"/>
          <table:table-cell table:style-name="ce0" office:value-type="string">
            <text:p>Agh............. ah.................. ah.....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style-name="ce0"/>
          <table:table-cell table:style-name="ce0"/>
          <table:table-cell table:style-name="ce0" office:value-type="string">
            <text:p>...............No................St.......Stop....</text:p>
          </table:table-cell>
          <table:table-cell table:number-columns-repeated="1020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girl continued to dance around the
Shinigami's pursuit with miraculous movements.</text:p>
          </table:table-cell>
          <table:table-cell table:number-columns-repeated="1020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style-name="ce0"/>
          <table:table-cell table:style-name="ce0"/>
          <table:table-cell table:style-name="ce0" office:value-type="string">
            <text:p>\C[6]But it was like trying to carry around a glass
of water between her legs without spilling
a drop.</text:p>
          </table:table-cell>
          <table:table-cell table:number-columns-repeated="1020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style-name="ce0"/>
          <table:table-cell table:style-name="ce0"/>
          <table:table-cell table:style-name="ce0" office:value-type="string">
            <text:p>\C[6]She had so far gotten by without letting so
much as a spurt escape, but she had now
reached her limit.</text:p>
          </table:table-cell>
          <table:table-cell table:number-columns-repeated="1020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style-name="ce0"/>
          <table:table-cell table:style-name="ce0"/>
          <table:table-cell table:style-name="ce0" office:value-type="string">
            <text:p>\C[6]The girl was convinced that dodging any more
attacks would now be impossible.</text:p>
          </table:table-cell>
          <table:table-cell table:number-columns-repeated="1020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style-name="ce0"/>
          <table:table-cell table:style-name="ce0"/>
          <table:table-cell table:style-name="ce0" office:value-type="string">
            <text:p>\C[6]The Shinigami, on the other hand, had pulled
a complete one-eighty, and were now having
the times of their lives where they had
previously been tense and anxious.</text:p>
          </table:table-cell>
          <table:table-cell table:number-columns-repeated="1020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style-name="ce0"/>
          <table:table-cell table:style-name="ce0"/>
          <table:table-cell table:style-name="ce0" office:value-type="string">
            <text:p>\C[6]Their prey was weak and vulnerable, and they
were enjoying the thrill of the hunt
from the bottoms of their hearts.</text:p>
          </table:table-cell>
          <table:table-cell table:number-columns-repeated="1020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style-name="ce0"/>
          <table:table-cell table:style-name="ce0"/>
          <table:table-cell table:style-name="ce0" office:value-type="string">
            <text:p>\C[6]Amidst this hopeless situation, another
Shinigami stepped forward to give the girl
her last rites.</text:p>
          </table:table-cell>
          <table:table-cell table:number-columns-repeated="1020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style-name="ce0"/>
          <table:table-cell table:style-name="ce0"/>
          <table:table-cell table:style-name="ce0" office:value-type="string">
            <text:p>Reinforcement 7
“Kukuku...!! What a sorry state you're in,
oh high-and-mighty Quartet!!”</text:p>
          </table:table-cell>
          <table:table-cell table:number-columns-repeated="1020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style-name="ce0"/>
          <table:table-cell table:style-name="ce0"/>
          <table:table-cell table:style-name="ce0" office:value-type="string">
            <text:p>Reinforcement 7
“Ain'tcha ashamed of yourself, clutching your
crotch and swinging your ass around like
a little brat?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 ////////////////</text:p>
          </table:table-cell>
          <table:table-cell table:number-columns-repeated="1020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victory in his grasp, the Shinigami
boldly clawed at the girl's heart, showering her
in sharp and bitter words, like rusty blades.</text:p>
          </table:table-cell>
          <table:table-cell table:number-columns-repeated="1020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style-name="ce0"/>
          <table:table-cell table:style-name="ce0"/>
          <table:table-cell table:style-name="ce0" office:value-type="string">
            <text:p>\C[6]He closed in on her, well within range of
attack, running his eyes over her body—
particularly her lower half—but did not dare
to lay a finger on her.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Uuuuuuuuuu...................... /////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style-name="ce0"/>
          <table:table-cell table:style-name="ce0"/>
          <table:table-cell table:style-name="ce0" office:value-type="string">
            <text:p>..........D.........Don't... look... ////////</text:p>
          </table:table-cell>
          <table:table-cell table:number-columns-repeated="1020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Her embarrassment was unbearable.</text:p>
          </table:table-cell>
          <table:table-cell table:number-columns-repeated="1020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style-name="ce0"/>
          <table:table-cell table:style-name="ce0"/>
          <table:table-cell table:style-name="ce0" office:value-type="string">
            <text:p>\C[6]She was desperate to escape the gazes that
enveloped her body, covered in sweat from
the shame and agony of this unfamiliar
and mortifying experience.</text:p>
          </table:table-cell>
          <table:table-cell table:number-columns-repeated="1020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style-name="ce0"/>
          <table:table-cell table:style-name="ce0"/>
          <table:table-cell table:style-name="ce0" office:value-type="string">
            <text:p>\C[6]Inside her body, boiling over in shame, her
bladder was screaming with such intensity
that she couldn't move her hands nor
stop her hips from wiggling.</text:p>
          </table:table-cell>
          <table:table-cell table:number-columns-repeated="1020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style-name="ce0"/>
          <table:table-cell table:style-name="ce0"/>
          <table:table-cell table:style-name="ce0" office:value-type="string">
            <text:p>\C[6]At this display of extreme desperation,
the place erupted in laught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No....................................
...................No.........ooo........ ///////</text:p>
          </table:table-cell>
          <table:table-cell table:number-columns-repeated="1020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f only she could find a place to hide.</text:p>
          </table:table-cell>
          <table:table-cell table:number-columns-repeated="1020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style-name="ce0"/>
          <table:table-cell table:style-name="ce0"/>
          <table:table-cell table:style-name="ce0" office:value-type="string">
            <text:p>\C[6]The girl was grasping at straws, looking around
frantically in an attempt to plan her escape.</text:p>
          </table:table-cell>
          <table:table-cell table:number-columns-repeated="1020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style-name="ce0"/>
          <table:table-cell table:style-name="ce0"/>
          <table:table-cell table:style-name="ce0" office:value-type="string">
            <text:p>\C[6]But this last-ditch effort actually provided
her with a ray of hope.</text:p>
          </table:table-cell>
          <table:table-cell table:number-columns-repeated="1020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style-name="ce0"/>
          <table:table-cell table:style-name="ce0"/>
          <table:table-cell table:style-name="ce0" office:value-type="string">
            <text:p>\C[6]Reflected in her moist eyes was a corridor
that the Shinigami had left unguarded.</text:p>
          </table:table-cell>
          <table:table-cell table:number-columns-repeated="1020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style-name="ce0"/>
          <table:table-cell table:style-name="ce0"/>
          <table:table-cell table:style-name="ce0" office:value-type="string">
            <text:p>\C[6]It was a path back into the depths of the cave,
but she no longer had the time to lose.</text:p>
          </table:table-cell>
          <table:table-cell table:number-columns-repeated="1020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style-name="ce0"/>
          <table:table-cell table:style-name="ce0"/>
          <table:table-cell table:style-name="ce0" office:value-type="string">
            <text:p>\C[6]She put all of the strength she could muster
into her shaky legs and broke through in
a final do-or-die escape.</text:p>
          </table:table-cell>
          <table:table-cell table:number-columns-repeated="1020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style-name="ce0"/>
          <table:table-cell table:style-name="ce0"/>
          <table:table-cell table:style-name="ce0" office:value-type="string">
            <text:p>Reinforcement 1
“Ah, Ahhhhhhhhh!!!!”</text:p>
          </table:table-cell>
          <table:table-cell table:number-columns-repeated="1020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style-name="ce0"/>
          <table:table-cell table:style-name="ce0"/>
          <table:table-cell table:style-name="ce0" office:value-type="string">
            <text:p>Reinforcement 2
“Shit!! Don't let her get away!!!
AFTER HEEEEEEEEEEEEEER!!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